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8.0pt"/>
    </style:style>
    <style:style style:name="P2" style:family="paragraph" style:parent-style-name="Standard">
      <style:paragraph-properties fo:margin-bottom="0.1111in" fo:text-align="center" fo:line-height="107%"/>
      <style:text-properties style:font-name="Times" fo:font-size="11.0pt" fo:color="#5a5a5a"/>
    </style:style>
    <style:style style:name="P3" style:family="paragraph" style:parent-style-name="Standard">
      <style:paragraph-properties fo:margin-bottom="0.1111in" fo:line-height="107%"/>
      <style:text-properties style:font-name="Times" fo:font-size="11.0pt"/>
    </style:style>
    <style:style style:name="P4" style:family="paragraph" style:parent-style-name="Standard">
      <style:paragraph-properties fo:margin-top="0.1667in"/>
      <style:text-properties style:font-name="Times" fo:font-size="16.0pt" fo:color="#2e74b5"/>
    </style:style>
    <style:style style:name="P5" style:family="paragraph" style:parent-style-name="Standard">
      <style:paragraph-properties fo:line-height="107%"/>
      <style:text-properties style:font-name="Times" fo:font-size="11.0pt"/>
    </style:style>
    <style:style style:name="T1" style:family="text">
      <style:text-properties fo:letter-spacing="-0.0069in"/>
    </style:style>
    <style:style style:name="T2" style:family="text">
      <style:text-properties fo:letter-spacing="0.0104in"/>
    </style:style>
    <style:style style:name="T3" style:family="text">
      <style:text-properties fo:letter-spacing="0.0000in"/>
    </style:style>
    <style:style style:name="T4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James Gouin et la banane sacrée</text:span></text:p>
      <text:p text:style-name="P2"><text:span text:style-name="T2">La formidable aventure d’un Penguin presque normal</text:span></text:p>
      <text:p text:style-name="P3"><text:span text:style-name="T3"/></text:p>
      <text:p text:style-name="P4">Groupe : Banana Team</text:p>
      <text:p text:style-name="P5"><text:span text:style-name="T3">Margaux Divernois (INF2-DLMa)</text:span></text:p>
      <text:p text:style-name="P5"><text:span text:style-name="T3">Steve Visinand (INF2-DLMb)</text:span></text:p>
      <text:p text:style-name="P5"><text:span text:style-name="T3">Roman Yakovenko (INF2-DLMb)</text:span></text:p>
      <text:p text:style-name="P5"><text:span text:style-name="T3"/></text:p>
      <text:p text:style-name="P5"><text:span text:style-name="T3">Forge utilisée : Bitbucket</text:span></text:p>
      <text:p text:style-name="P5"><text:span text:style-name="T3">Diagramm de Gantt : Bla</text:span></text:p>
      <text:p text:style-name="P4">Synopsis :</text:p>
      <text:p text:style-name="P3"><text:span text:style-name="T4">Ordre de mission pour James Gouin : </text:span></text:p>
      <text:p text:style-name="P3"><text:span text:style-name="T3">Docteur fesses-qui-grattent, le méchant Singe, a volé la banane Sacrée ! Il est de ton devoir de la récupérer. Pour cela, nous t’envoyons en mission sur le très dangereux … Iceberg glacé, la base du monstrueux singe Docteur fesses-qui-grattent ! Tu as deux jours avant qu’il n’utilise la banane sacrée pour faire un délicieux banana split. Empêche-le ! Dans 1min, ce message glacé s’auto-fondera. Nous nierons tout lien avec cette mission. Vous êtes maintenant seul. Bonne chance. </text:span></text:p>
      <text:p text:style-name="P4">Concept :</text:p>
      <text:p text:style-name="P3"><text:span text:style-name="T3">Jeu d’infiltration en 2D sans combats sous forme de puzzle game. Le joueur manipule un penguin agent-secret envoyé sur un iceberg pour récupérer la « banane sacrée » volée par un singe. Son personnage peut marcher et glisser dans les quatre directions. Il fera face à un niveau de tutoriel, 6 niveaux normaux et un niveau final. Il a pour objectif de récupérer des blocs de glace auprès du boss normal de chaque niveau afin de se créer un passage jusqu’à l’iceberg central abritant l’igloo du singe. <text:s/></text:span></text:p>
      <text:p text:style-name="P4">Decription :</text:p>
      <text:p text:style-name="P3"><text:span text:style-name="T3">Prout prout prout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3</meta:generator>
    <meta:initial-creator>Divernois Margaux</meta:initial-creator>
  </office:meta>
</office:document-meta>
</file>